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font-style="normal" fo:font-weight="normal" officeooo:rsid="003072eb" officeooo:paragraph-rsid="003072eb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font-style="normal" fo:font-weight="normal" officeooo:rsid="00311e09" officeooo:paragraph-rsid="00311e09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font-size="12pt" fo:language="pt" fo:country="BR" officeooo:paragraph-rsid="002a4625" style:font-size-asian="12pt"/>
    </style:style>
    <style:style style:name="P4" style:family="paragraph" style:parent-style-name="Standard" style:list-style-name="L1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language="pt" fo:country="BR" officeooo:rsid="0020d1c4" officeooo:paragraph-rsid="0020d1c4"/>
    </style:style>
    <style:style style:name="P5" style:family="paragraph" style:parent-style-name="Standard" style:list-style-name="L1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language="pt" fo:country="BR" officeooo:rsid="0020d1c4" officeooo:paragraph-rsid="002a1c12"/>
    </style:style>
    <style:style style:name="P6" style:family="paragraph" style:parent-style-name="Standard" style:list-style-name="L2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language="pt" fo:country="BR" officeooo:paragraph-rsid="002184a8"/>
    </style:style>
    <style:style style:name="P7" style:family="paragraph" style:parent-style-name="Standard" style:list-style-name="L3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language="pt" fo:country="BR" officeooo:paragraph-rsid="002a1c12"/>
    </style:style>
    <style:style style:name="P8" style:family="paragraph" style:parent-style-name="Standard" style:list-style-name="L3">
      <style:paragraph-properties fo:margin-top="0.199cm" fo:margin-bottom="0.199cm" loext:contextual-spacing="false" fo:line-height="115%" fo:text-align="start" style:justify-single-word="false" style:writing-mode="page"/>
      <style:text-properties style:font-name="Times New Roman" fo:language="pt" fo:country="BR" officeooo:rsid="0024ab7f" officeooo:paragraph-rsid="002a1c12"/>
    </style:style>
    <style:style style:name="P9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fo:font-weight="bold" officeooo:rsid="00269f33" officeooo:paragraph-rsid="00269f3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style:font-size-asian="12pt"/>
    </style:style>
    <style:style style:name="P11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officeooo:paragraph-rsid="00213f05" style:font-size-asian="12pt"/>
    </style:style>
    <style:style style:name="P12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officeooo:paragraph-rsid="002a1c12" style:font-size-asian="12pt"/>
    </style:style>
    <style:style style:name="P13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officeooo:rsid="0020d1c4" officeooo:paragraph-rsid="0020d1c4" style:font-size-asian="12pt"/>
    </style:style>
    <style:style style:name="P14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fo:font-style="normal" fo:font-weight="normal" officeooo:rsid="002a4625" officeooo:paragraph-rsid="002a4625" style:font-size-asian="12p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fo:font-style="normal" fo:font-weight="normal" officeooo:rsid="002a4625" officeooo:paragraph-rsid="00320b0d" style:font-size-asian="12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fo:font-style="normal" fo:font-weight="normal" officeooo:rsid="002baf25" officeooo:paragraph-rsid="002baf25" style:font-size-asian="12p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2pt" fo:language="pt" fo:country="BR" fo:font-style="normal" fo:font-weight="normal" officeooo:rsid="002baf25" officeooo:paragraph-rsid="002a4625" style:font-size-asian="12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6pt" fo:language="pt" fo:country="BR" fo:font-weight="bold" officeooo:rsid="00320b0d" officeooo:paragraph-rsid="001fe63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6pt" fo:language="pt" fo:country="BR" fo:font-weight="bold" officeooo:rsid="001fe633" officeooo:paragraph-rsid="001fe63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1fe633" officeooo:paragraph-rsid="001fe633"/>
    </style:style>
    <style:style style:name="P21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0d1c4" officeooo:paragraph-rsid="0020d1c4"/>
    </style:style>
    <style:style style:name="P22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0d1c4" officeooo:paragraph-rsid="00226d3e"/>
    </style:style>
    <style:style style:name="P23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0d1c4" officeooo:paragraph-rsid="0022e39f"/>
    </style:style>
    <style:style style:name="P24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/>
    </style:style>
    <style:style style:name="P25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paragraph-rsid="0020d1c4"/>
    </style:style>
    <style:style style:name="P26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paragraph-rsid="002a4625"/>
    </style:style>
    <style:style style:name="P27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fo:font-weight="bold" officeooo:rsid="0020d1c4" officeooo:paragraph-rsid="00226d3e" style:font-weight-asian="bold" style:font-weight-complex="bold"/>
    </style:style>
    <style:style style:name="P28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fo:font-weight="bold" officeooo:rsid="0020d1c4" officeooo:paragraph-rsid="002cf50e" style:font-weight-asian="bold" style:font-weight-complex="bold"/>
    </style:style>
    <style:style style:name="P29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fo:font-weight="bold" officeooo:rsid="002a4625" officeooo:paragraph-rsid="002a4625" style:font-weight-asian="bold" style:font-weight-complex="bold"/>
    </style:style>
    <style:style style:name="P30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a1277" officeooo:paragraph-rsid="002a1277"/>
    </style:style>
    <style:style style:name="P31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8f93f" officeooo:paragraph-rsid="0028f93f"/>
    </style:style>
    <style:style style:name="P32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2e39f" officeooo:paragraph-rsid="0022e39f"/>
    </style:style>
    <style:style style:name="P33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fo:font-style="normal" fo:font-weight="normal" officeooo:rsid="0028f93f" officeooo:paragraph-rsid="002e29c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fo:font-style="normal" fo:font-weight="bold" officeooo:rsid="002a4625" officeooo:paragraph-rsid="002a4625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4ab7f" officeooo:paragraph-rsid="002e29ca"/>
    </style:style>
    <style:style style:name="P36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4ab7f" officeooo:paragraph-rsid="0024ab7f"/>
    </style:style>
    <style:style style:name="P37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language="pt" fo:country="BR" officeooo:rsid="00226d3e" officeooo:paragraph-rsid="00226d3e"/>
    </style:style>
    <style:style style:name="P38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4pt" fo:language="pt" fo:country="BR" fo:font-weight="bold" officeooo:rsid="0024ab7f" officeooo:paragraph-rsid="0024ab7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.4cm" fo:margin-right="0.4cm" fo:margin-top="0.199cm" fo:margin-bottom="0.199cm" loext:contextual-spacing="false" fo:line-height="115%" fo:text-align="center" style:justify-single-word="false" fo:text-indent="1cm" style:auto-text-indent="false" style:writing-mode="page"/>
      <style:text-properties style:font-name="Times New Roman" fo:font-size="14pt" fo:language="pt" fo:country="BR" fo:font-weight="bold" officeooo:rsid="0024ab7f" officeooo:paragraph-rsid="0020d1c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1cm" style:auto-text-indent="false" style:writing-mode="page"/>
      <style:text-properties style:font-name="Times New Roman" fo:font-size="14pt" fo:language="pt" fo:country="BR" fo:font-weight="bold" officeooo:rsid="0020d1c4" officeooo:paragraph-rsid="0020d1c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.4cm" fo:margin-right="0.4cm" fo:margin-top="0.199cm" fo:margin-bottom="0.199cm" loext:contextual-spacing="false" fo:line-height="115%" fo:text-align="center" style:justify-single-word="false" fo:text-indent="0cm" style:auto-text-indent="false" style:writing-mode="page"/>
      <style:text-properties style:font-name="Times New Roman" fo:font-size="14pt" fo:language="pt" fo:country="BR" fo:font-weight="bold" officeooo:rsid="0020d1c4" officeooo:paragraph-rsid="002a1c12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font-size="12pt" fo:language="pt" fo:country="BR" officeooo:rsid="002a1c12" officeooo:paragraph-rsid="002a1c12" style:font-size-asian="12pt"/>
    </style:style>
    <style:style style:name="P43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font-size="12pt" fo:language="pt" fo:country="BR" fo:font-weight="bold" officeooo:paragraph-rsid="0020d1c4" style:font-size-asian="12pt" style:font-weight-asian="bold" style:font-size-complex="12pt"/>
    </style:style>
    <style:style style:name="P44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font-size="12pt" fo:language="pt" fo:country="BR" fo:font-weight="bold" style:font-size-asian="12pt" style:font-weight-asian="bold"/>
    </style:style>
    <style:style style:name="P45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language="pt" fo:country="BR" officeooo:rsid="002a4625" officeooo:paragraph-rsid="002a4625"/>
    </style:style>
    <style:style style:name="P46" style:family="paragraph" style:parent-style-name="Standard">
      <style:paragraph-properties fo:margin-left="0.4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language="pt" fo:country="BR" officeooo:rsid="00226d3e" officeooo:paragraph-rsid="00226d3e"/>
    </style:style>
    <style:style style:name="P47" style:family="paragraph" style:parent-style-name="Standard">
      <style:paragraph-properties fo:margin-left="0cm" fo:margin-right="0.4cm" fo:margin-top="0.199cm" fo:margin-bottom="0.199cm" loext:contextual-spacing="false" fo:line-height="115%" fo:text-align="start" style:justify-single-word="false" fo:text-indent="0cm" style:auto-text-indent="false" style:writing-mode="page"/>
      <style:text-properties style:font-name="Times New Roman" fo:language="pt" fo:country="BR" fo:font-style="normal" fo:font-weight="bold" officeooo:rsid="003072eb" officeooo:paragraph-rsid="003072eb" style:font-style-asian="normal" style:font-weight-asian="bold" style:font-style-complex="normal" style:font-weight-complex="bold"/>
    </style:style>
    <style:style style:name="T1" style:family="text">
      <style:text-properties officeooo:rsid="0020d1c4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26d3e" style:font-size-asian="12pt"/>
    </style:style>
    <style:style style:name="T4" style:family="text">
      <style:text-properties fo:font-size="12pt" officeooo:rsid="00255fec" style:font-size-asian="12pt"/>
    </style:style>
    <style:style style:name="T5" style:family="text">
      <style:text-properties fo:font-size="12pt" officeooo:rsid="002a18cf" style:font-size-asian="12pt"/>
    </style:style>
    <style:style style:name="T6" style:family="text">
      <style:text-properties fo:font-size="12pt" officeooo:rsid="002a1c12" style:font-size-asian="12pt"/>
    </style:style>
    <style:style style:name="T7" style:family="text">
      <style:text-properties fo:font-size="12pt" officeooo:rsid="002a4625" style:font-size-asian="12pt"/>
    </style:style>
    <style:style style:name="T8" style:family="text">
      <style:text-properties fo:font-size="12pt" officeooo:rsid="002baf25" style:font-size-asian="12pt"/>
    </style:style>
    <style:style style:name="T9" style:family="text">
      <style:text-properties fo:font-size="12pt" officeooo:rsid="00320b0d" style:font-size-asian="12pt"/>
    </style:style>
    <style:style style:name="T10" style:family="text">
      <style:text-properties fo:font-size="12pt" officeooo:rsid="0033bcaa" style:font-size-asian="12pt"/>
    </style:style>
    <style:style style:name="T11" style:family="text">
      <style:text-properties fo:font-size="12pt" fo:font-style="italic" style:font-size-asian="12pt" style:font-style-asian="italic"/>
    </style:style>
    <style:style style:name="T12" style:family="text">
      <style:text-properties fo:font-size="12pt" fo:font-style="italic" officeooo:rsid="002a1c12" style:font-size-asian="12pt" style:font-style-asian="italic"/>
    </style:style>
    <style:style style:name="T13" style:family="text">
      <style:text-properties fo:font-size="12pt" fo:font-style="italic" officeooo:rsid="00320b0d" style:font-size-asian="12pt" style:font-style-asian="italic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bold" officeooo:rsid="002a1c12" style:font-size-asian="12pt" style:font-weight-asian="bold"/>
    </style:style>
    <style:style style:name="T17" style:family="text">
      <style:text-properties fo:font-size="12pt" fo:font-style="normal" style:font-size-asian="12pt" style:font-style-asian="normal" style:font-style-complex="normal"/>
    </style:style>
    <style:style style:name="T18" style:family="text">
      <style:text-properties fo:font-size="12pt" fo:font-style="normal" officeooo:rsid="002a1c12" style:font-size-asian="12pt" style:font-style-asian="normal" style:font-style-complex="normal"/>
    </style:style>
    <style:style style:name="T19" style:family="text">
      <style:text-properties fo:font-size="12pt" fo:font-style="normal" officeooo:rsid="00320b0d" style:font-size-asian="12pt" style:font-style-asian="normal" style:font-style-complex="normal"/>
    </style:style>
    <style:style style:name="T20" style:family="text">
      <style:text-properties fo:font-size="12pt" fo:font-weight="normal" style:font-size-asian="12pt" style:font-weight-asian="normal" style:font-weight-complex="normal"/>
    </style:style>
    <style:style style:name="T21" style:family="text">
      <style:text-properties fo:font-size="12pt" fo:font-weight="normal" officeooo:rsid="002a1c12" style:font-size-asian="12pt" style:font-weight-asian="normal" style:font-weight-complex="normal"/>
    </style:style>
    <style:style style:name="T22" style:family="text">
      <style:text-properties fo:font-size="12pt" fo:font-weight="normal" officeooo:rsid="002baf25" style:font-size-asian="12pt" style:font-weight-asian="normal" style:font-weight-complex="normal"/>
    </style:style>
    <style:style style:name="T23" style:family="text">
      <style:text-properties fo:font-size="12pt" fo:font-weight="normal" officeooo:rsid="00320b0d" style:font-size-asian="12pt" style:font-weight-asian="normal" style:font-weight-complex="normal"/>
    </style:style>
    <style:style style:name="T24" style:family="text">
      <style:text-properties fo:font-size="12pt" fo:language="pt" fo:country="BR" style:font-size-asian="12pt"/>
    </style:style>
    <style:style style:name="T25" style:family="text">
      <style:text-properties officeooo:rsid="0022e39f"/>
    </style:style>
    <style:style style:name="T26" style:family="text">
      <style:text-properties officeooo:rsid="0028f93f"/>
    </style:style>
    <style:style style:name="T27" style:family="text">
      <style:text-properties officeooo:rsid="002a1277"/>
    </style:style>
    <style:style style:name="T28" style:family="text">
      <style:text-properties officeooo:rsid="002a18cf"/>
    </style:style>
    <style:style style:name="T29" style:family="text">
      <style:text-properties fo:font-weight="bold" officeooo:rsid="0020d1c4" style:font-weight-asian="bold"/>
    </style:style>
    <style:style style:name="T30" style:family="text">
      <style:text-properties fo:font-weight="bold" officeooo:rsid="002a18cf" style:font-weight-asian="bold"/>
    </style:style>
    <style:style style:name="T31" style:family="text">
      <style:text-properties fo:font-weight="bold" officeooo:rsid="002a1c12" style:font-weight-asian="bold"/>
    </style:style>
    <style:style style:name="T32" style:family="text">
      <style:text-properties fo:font-weight="bold" officeooo:rsid="0020d1c4" style:font-weight-asian="bold" style:font-weight-complex="bold"/>
    </style:style>
    <style:style style:name="T33" style:family="text">
      <style:text-properties officeooo:rsid="002a1c12"/>
    </style:style>
    <style:style style:name="T34" style:family="text">
      <style:text-properties officeooo:rsid="002a4625"/>
    </style:style>
    <style:style style:name="T35" style:family="text">
      <style:text-properties officeooo:rsid="002cf50e"/>
    </style:style>
    <style:style style:name="T36" style:family="text">
      <style:text-properties officeooo:rsid="002e29ca"/>
    </style:style>
    <style:style style:name="T37" style:family="text">
      <style:text-properties fo:language="pt" fo:country="BR"/>
    </style:style>
    <style:style style:name="T38" style:family="text">
      <style:text-properties fo:language="pt" fo:country="BR" style:language-asian="zxx" style:country-asian="none" style:language-complex="zxx" style:country-complex="none"/>
    </style:style>
    <style:style style:name="T39" style:family="text">
      <style:text-properties officeooo:rsid="00320b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latório</text:p>
      <text:p text:style-name="P19"/>
      <text:p text:style-name="P9">João Vitor Venceslau Coelho<text:span text:style-name="T39"> – </text:span>2016040403 </text:p>
      <text:p text:style-name="P9">Gleydvan Macedo<text:span text:style-name="T39"> – </text:span>20160147018</text:p>
      <text:p text:style-name="P20"/>
      <text:p text:style-name="P20"/>
      <text:p text:style-name="P38">Introdução</text:p>
      <text:p text:style-name="P20">O projeto consiste na implementação de um tocador de música (media player), com funcionalidades para gerenciar conjuntos de músicas. Foi utilizado o paradigma da orientação a objetos, aprendido durante a disciplina de LP2, conhecimentos adquiridos em EDB2 e alguns conhecimentos adicionais adquiridos por meio da internet.</text:p>
      <text:p text:style-name="P20"/>
      <text:p text:style-name="P40">Objetivos</text:p>
      <text:p text:style-name="P21">O objetivo principal desse trabalho é aplicar o <text:span text:style-name="T39">conteúdo</text:span> aprendido na disciplina de Linguagem de Programação II implementando um media player. Segue abaixo a lista dos conteúdos:</text:p>
      <text:list xml:id="list2301288820" text:style-name="L1">
        <text:list-item>
          <text:p text:style-name="P4">Organização de pacotes;</text:p>
        </text:list-item>
        <text:list-item>
          <text:p text:style-name="P4">Interface (GUI) Swing;</text:p>
        </text:list-item>
        <text:list-item>
          <text:p text:style-name="P4">Utilização de bibliotecas externas;</text:p>
        </text:list-item>
        <text:list-item>
          <text:p text:style-name="P4">Documentação JavaDoc;</text:p>
        </text:list-item>
        <text:list-item>
          <text:p text:style-name="P4">Herança;</text:p>
        </text:list-item>
        <text:list-item>
          <text:p text:style-name="P4">Polimorfismo;</text:p>
        </text:list-item>
        <text:list-item>
          <text:p text:style-name="P4">Classe Abstrata;</text:p>
        </text:list-item>
        <text:list-item>
          <text:p text:style-name="P4">Interfaces;</text:p>
        </text:list-item>
        <text:list-item>
          <text:p text:style-name="P4">Classes para tratamento de Exceções;</text:p>
        </text:list-item>
        <text:list-item>
          <text:p text:style-name="P4">Utilizar pelo menos 2 padrões de <text:s/>projetos;</text:p>
        </text:list-item>
        <text:list-item>
          <text:p text:style-name="P5">Testes unitários.</text:p>
        </text:list-item>
      </text:list>
      <text:p text:style-name="P41">Informações sobre o Projeto</text:p>
      <text:p text:style-name="P25"><text:soft-page-break/><text:span text:style-name="T2">O projeto consiste em um tocador de MP3 </text:span><text:span text:style-name="T9">(</text:span><text:span text:style-name="T11">media player</text:span><text:span text:style-name="T13">)</text:span><text:span text:style-name="T2">, capaz de produzir arquivos de áudio individualmente, ou como parte de uma </text:span><text:span text:style-name="T11">playlist</text:span><text:span text:style-name="T13">.</text:span><text:span text:style-name="T2"> Especificamente, o sistema </text:span><text:span text:style-name="T6">possui, assim como determinado,</text:span><text:span text:style-name="T2"> as seguintes funcionalidades:</text:span></text:p>
      <text:p text:style-name="P24"><text:span text:style-name="T2">1 – Reproduzir uma música (já cadastrada), ou uma </text:span><text:span text:style-name="T11">playlist </text:span><text:span text:style-name="T2">de músicas;</text:span></text:p>
      <text:p text:style-name="P10">2 – Adicionar/remover um arquivo de música, ou todos os arquivos de um diretório;</text:p>
      <text:p text:style-name="P24"><text:span text:style-name="T2">3 –</text:span><text:span text:style-name="T3"> </text:span><text:span text:style-name="T2">Criar uma </text:span><text:span text:style-name="T11">playlist </text:span><text:span text:style-name="T2">com músicas previamente adicionadas ao media player;</text:span></text:p>
      <text:p text:style-name="P10">4 – Buscar músicas cadastradas;</text:p>
      <text:p text:style-name="P10">5 – Autenticar um usuário e diferenciar ele em diferentes perfis de acesso;</text:p>
      <text:p text:style-name="P13">6 – Cadastro de novos usuários;</text:p>
      <text:p text:style-name="P42">Além de funcionalidades extras, comentadas ao fim do documento.</text:p>
      <text:p text:style-name="P43">Controle de Acesso:</text:p>
      <text:p text:style-name="P11">Ao realizar o logon na aplicação, os usuários <text:span text:style-name="T33">são</text:span> distinguidos entre usuários comuns e usuários VIP, onde, <text:span text:style-name="T33">assim como especificado</text:span>:</text:p>
      <text:p text:style-name="P11">● Usuários comuns podem:</text:p>
      <text:p text:style-name="P24"><text:span text:style-name="T2"><text:tab/>○ adicionar arquivos de música individualmente, ou um diretório com <text:tab/><text:tab/><text:tab/><text:tab/>arquivos de música ao banco (conjunto) de arquivos do </text:span><text:span text:style-name="T11">media player</text:span><text:span text:style-name="T2">;</text:span></text:p>
      <text:p text:style-name="P10"><text:tab/><text:tab/>■ após a adição de um (ou vários) arquivos de música, as mesmas <text:tab/><text:tab/><text:tab/><text:tab/><text:tab/>estarão visíveis a todos os usuários;</text:p>
      <text:p text:style-name="P10"><text:tab/><text:tab/>■ músicas adicionadas estarão ainda disponíveis no sistema em <text:tab/><text:tab/><text:tab/><text:tab/><text:tab/>próximas execuções do mesmo (mesmo que o usuário feche o <text:tab/><text:tab/><text:tab/><text:tab/><text:tab/>sistema e efetue um novo login);</text:p>
      <text:p text:style-name="P10"><text:tab/>○ tocar uma música previamente cadastrada no media player;</text:p>
      <text:p text:style-name="P10"><text:tab/><text:tab/>■ músicas podem ser selecionadas a partir de uma lista, ou filtradas <text:tab/><text:tab/><text:tab/><text:tab/>pelo nome;</text:p>
      <text:p text:style-name="P10">● Adicionalmente, usuários “VIP” podem:</text:p>
      <text:p text:style-name="P10"><text:tab/>○ criar playlists, que posteriormente serão visualizada<text:span text:style-name="T39">s</text:span> apenas por ele;</text:p>
      <text:p text:style-name="P10"><text:tab/>○ cadastrar usuários para acesso ao player;</text:p>
      <text:p text:style-name="P10">● O player <text:span text:style-name="T33">possui</text:span> um usuário “VIP” default (admin) para iniciar aplicação. <text:span text:style-name="T33">(Login e Senha são “admin”).</text:span></text:p>
      <text:p text:style-name="P44">Salvando os dados da aplicação:</text:p>
      <text:p text:style-name="P26"><text:span text:style-name="T6">P</text:span><text:span text:style-name="T2">ara armazenar os dados da aplicação, utilizamos arquivos de texto </text:span><text:span text:style-name="T15">.txt.</text:span><text:span text:style-name="T2"> </text:span><text:span text:style-name="T6">M</text:span><text:span text:style-name="T2">anipula</text:span><text:span text:style-name="T6">ndo-os</text:span><text:span text:style-name="T2"> </text:span><text:soft-page-break/><text:span text:style-name="T2">de modo a salvar os dados d</text:span><text:span text:style-name="T6">e</text:span><text:span text:style-name="T2"> maneira correta, </text:span><text:span text:style-name="T6">permitindo um acesso futuro</text:span><text:span text:style-name="T2">. </text:span><text:span text:style-name="T6">O</text:span><text:span text:style-name="T2"> arquivo </text:span><text:span text:style-name="T11">musicas.txt</text:span><text:span text:style-name="T2"> guarda </text:span><text:span text:style-name="T6">as </text:span><text:span text:style-name="T4">i</text:span><text:span text:style-name="T2">nformações sobre as músicas </text:span><text:span text:style-name="T6">cadastradas,</text:span><text:span text:style-name="T2"> </text:span><text:span text:style-name="T6">o arquivo </text:span><text:span text:style-name="T11">usuarios.txt</text:span><text:span text:style-name="T2"> </text:span><text:span text:style-name="T6">armazena a</text:span><text:span text:style-name="T2"> lista de </text:span><text:span text:style-name="T9">usuários</text:span><text:span text:style-name="T2"> </text:span><text:span text:style-name="T6">e os arquivos presentes na pasta playlists </text:span><text:span text:style-name="T21">são</text:span><text:span text:style-name="T16"> </text:span><text:span text:style-name="T2">arquivos para </text:span><text:span text:style-name="T7">as playlists dos </text:span><text:span text:style-name="T9">usuários</text:span><text:span text:style-name="T7"> VIPs</text:span><text:span text:style-name="T2">. </text:span><text:span text:style-name="T6">Sendo estes</text:span><text:span text:style-name="T2"> arquivos lidos quando o programa </text:span><text:span text:style-name="T6">é</text:span><text:span text:style-name="T2"> aberto e </text:span><text:span text:style-name="T6">alterados caso o </text:span><text:span text:style-name="T9">usuário</text:span><text:span text:style-name="T6"> solicite, realize logoff ou feche a aplicação de maneira normal.</text:span></text:p>
      <text:p text:style-name="P45"><text:span text:style-name="T6">E</text:span><text:span text:style-name="T2">specificamente:</text:span></text:p>
      <text:list xml:id="list648168760" text:style-name="L2">
        <text:list-item>
          <text:p text:style-name="P3"><text:span text:style-name="T34">M</text:span>usicas.txt: <text:span text:style-name="T34">Salva o </text:span>nome d<text:span text:style-name="T34">e</text:span> <text:span text:style-name="T34">cada </text:span>música e seu respectivo caminho. <text:span text:style-name="T34">Uma música por linha.</text:span></text:p>
        </text:list-item>
        <text:list-item>
          <text:p text:style-name="P3">playlist_xxx.txt: <text:span text:style-name="T34">Exite um arquivo deste para cada playlist cadastrada. </text:span>Como as playlists s<text:span text:style-name="T34">ão</text:span> privadas por usuário (cada usuário VIP pode criar e editar suas playlists) <text:span text:style-name="T34">cada playlist também armazena um identificador para o seu dono.</text:span></text:p>
        </text:list-item>
        <text:list-item>
          <text:p text:style-name="P6"><text:span text:style-name="T2">usuarios.txt: </text:span><text:span text:style-name="T7">Armazena os </text:span><text:span text:style-name="T9">usuários</text:span><text:span text:style-name="T7"> cadastrados, permitindo a autenticação durante o login.</text:span></text:p>
        </text:list-item>
      </text:list>
      <text:p text:style-name="P39">Objetivos Alcançados</text:p>
      <text:p text:style-name="P27">1 – Organização de pacotes</text:p>
      <text:p text:style-name="P46"><text:tab/>A organização foi feita com os seguintes pacotes:</text:p>
      <text:p text:style-name="P22"><text:tab/>lp.projeto.musicplayer <text:tab/><text:tab/>- <text:span text:style-name="T35">Main da aplicação</text:span></text:p>
      <text:p text:style-name="P22"><text:tab/>lp.projeto.musicplayer.<text:span text:style-name="T25">model<text:tab/><text:tab/>- Classes que modelam a aplicação</text:span></text:p>
      <text:p text:style-name="P22"><text:tab/>lp.projeto.musicplayer.<text:span text:style-name="T25">utility<text:tab/><text:tab/>- Classes de suporte para a aplicação</text:span></text:p>
      <text:p text:style-name="P22"><text:tab/>lp.projeto.musicplayer.<text:span text:style-name="T25">view<text:tab/><text:tab/>- Controladores e FXML da GUI</text:span></text:p>
      <text:p text:style-name="P23"><text:tab/>lp.projeto.musicplayer.<text:span text:style-name="T25">tests<text:tab/><text:tab/>- Classes de testes</text:span></text:p>
      <text:p text:style-name="P27">2 – Interface (GUI) Swing <text:span text:style-name="T27">ou JavaFX</text:span></text:p>
      <text:p text:style-name="P30">Inicialmente seria utilizado o Swing para o <text:span text:style-name="T39">desenvolvimento</text:span> da <text:span text:style-name="T28">interface gráfica</text:span> porém a<text:span text:style-name="T28">pós algumas complicações durante a organização do código gerado automaticamente pelas ferramentas de construção de interface, optou-se por refazer tudo com o JavaFX, por utilizar um FXML para a parte gráfica, o código se tornou mais simples de organizar e as funcionalidades mais facilmente atribuídas a objetos como botões, listas, campos de preenchimento, etc.</text:span></text:p>
      <text:p text:style-name="P27">3 – Utilização de bibliotecas externas</text:p>
      <text:p text:style-name="P31">Não foi utilizada propriamente uma biblioteca externa, inicialmente seria utilizada a JLayer <text:span text:style-name="T27">do JavaZoon </text:span>para reproduzir as <text:span text:style-name="T39">músicas</text:span>, porém durante o decorrer do projeto optou-se por utilizar a <text:span text:style-name="T27">c</text:span>lasse MediaPlayer presente no JavaFX pois <text:span text:style-name="T27">mesmo a Jlayer sendo mais simples de se utilizar, a classe MediaPlayer servia melhor para o propósito da aplicação.</text:span></text:p>
      <text:p text:style-name="P27"><text:soft-page-break/>4 – Documentação JavaDoc</text:p>
      <text:p text:style-name="P30">Todas as classes e métodos possuem uma documentação JavaDoc, informando sucintamente seu <text:span text:style-name="T39">propósito</text:span>. Nos métodos também é explicado oque se espera como entrada e quais são os <text:span text:style-name="T39">possíveis</text:span> retornos, assim como exceções que podem ser lançadas.</text:p>
      <text:p text:style-name="P27">5 – Herança</text:p>
      <text:p text:style-name="P32">Foi utilizada herança nas seguintes classes: <text:span text:style-name="T26">User e UserVip, que representam respectivamente um usuário comum e um com privilégios a mais.</text:span></text:p>
      <text:p text:style-name="P27">6 – Polimorfismo</text:p>
      <text:p text:style-name="P32">Foi utilizado o polimorfismo <text:span text:style-name="T27">principalmente no manuseio dos usuários e nos construtores de classes como Music e PlayList.</text:span></text:p>
      <text:p text:style-name="P28">7 – Classe Abstrata</text:p>
      <text:p text:style-name="P33">Não foi utilizada nenhuma classe abstrata.</text:p>
      <text:p text:style-name="P27">8 – Interfaces</text:p>
      <text:p text:style-name="P32">Utilizou-se o conceito de interfaces na classe <text:span text:style-name="T26">Named que é uma interface e a classe User implementa tanto a interface Comparable como a Named, requisitos para poder ser utilizada pela AvlTree, uma árvore de busca binaria otimizada com a ideia da Árvore AVL e com uma busca por nome de objeto.</text:span></text:p>
      <text:p text:style-name="P27">9 – Classes para tratamento de Exceções</text:p>
      <text:p text:style-name="P35"><text:span text:style-name="T39">As seguintes</text:span> classes são para tratamento de exceções: <text:span text:style-name="T36">IncorrectPasswordException</text:span>, <text:span text:style-name="T36">NoMoreMusicException</text:span>, <text:span text:style-name="T36">NoMusicSelectedException, UserExistException, UserNotRegisteredException e UserPasswordInvalidException</text:span>.</text:p>
      <text:p text:style-name="P27">10 – Utilizar pelo menos 2 padrões de <text:s/>projetos</text:p>
      <text:p text:style-name="P36">Foram utilizados os padrões MVC e o Singleton, <text:span text:style-name="T26">sendo o MVC utilizado na propria arquitetura da aplicação separando interface, controladores e as classes funcionais da aplicação. Enquanto a Classe DataManager funciona como um Singleton, garantindo que só exite um local onde os dados da aplicação estão localizados impedindo a duplicação e o acesso a dados inválidos por outras partes da aplicação.</text:span></text:p>
      <text:p text:style-name="P27">11 – Testes unitários</text:p>
      <text:p text:style-name="P36">Os testes unitários ficaram a cargo das classes testes implementadas no pacote <text:span text:style-name="T1">lp.projeto.musicplayer.tests</text:span></text:p>
      <text:p text:style-name="P12"><text:span text:style-name="T31">12 </text:span><text:span text:style-name="T32">–</text:span><text:span text:style-name="T31"> </text:span><text:span text:style-name="T29">Extras </text:span><text:span text:style-name="T30">Implementados</text:span><text:span text:style-name="T29">:</text:span></text:p>
      <text:list xml:id="list2979652998" text:style-name="L3">
        <text:list-item>
          <text:p text:style-name="P7"><text:span text:style-name="T5">B</text:span><text:span text:style-name="T2">arra de execução da música. </text:span><text:span text:style-name="T6">P</text:span><text:span text:style-name="T2">ermiti</text:span><text:span text:style-name="T6">ndo</text:span><text:span text:style-name="T2"> ao usuário avançar e voltar </text:span><text:span text:style-name="T6">na execução da música.</text:span></text:p>
        </text:list-item>
        <text:list-item>
          <text:p text:style-name="P8"><text:soft-page-break/><text:span text:style-name="T18">O uso de </text:span><text:span text:style-name="T11">multithread</text:span><text:span text:style-name="T12">s</text:span><text:span text:style-name="T17"> </text:span><text:span text:style-name="T18">para permitir a execução de outras atividades enquanto uma </text:span><text:span text:style-name="T19">música</text:span><text:span text:style-name="T18"> é reproduzida. (Cadastro de nova </text:span><text:span text:style-name="T19">música</text:span><text:span text:style-name="T18">, modificação de playlists, etc).</text:span></text:p>
        </text:list-item>
      </text:list>
      <text:p text:style-name="P37"/>
      <text:p text:style-name="P29">Detalhe para o item 4 <text:span text:style-name="T35">d</text:span>os requisitos funcionais: <text:span text:style-name="T14">4 – Buscar músicas cadastradas</text:span></text:p>
      <text:p text:style-name="P15">Foi utilizada uma Trie de prefixos em vez de uma Árvore patrícia de sufixos, pois <text:span text:style-name="T39">o </text:span>funcionament<text:span text:style-name="T39">o de </text:span>uma Trie é mais simples, e mesmo ocupando mais <text:span text:style-name="T39">memória</text:span>, cumpre seu objetivo muito bem.</text:p>
      <text:p text:style-name="P14">Durante a pesquisa deve ser digitado o nome exato da <text:span text:style-name="T39">música</text:span> a ser buscado a Trie implementada diferencia maiúsculas de minúsculas e realiza a pesquisa letra a letra desde o começo do nome cadastrado. Portanto não é <text:span text:style-name="T39">possível</text:span> pesquisar pelo segundo nome de uma <text:span text:style-name="T39">música</text:span> e obter nos resultados a <text:span text:style-name="T39">música</text:span> esperada.</text:p>
      <text:p text:style-name="P16">Enquanto o nome da <text:span text:style-name="T39">música</text:span> é digitado são mostradas as <text:span text:style-name="T39">músicas</text:span> que podem estar sendo buscadas, como se fosse um <text:span text:style-name="T39">autocomplete.</text:span></text:p>
      <text:p text:style-name="P34"><text:span text:style-name="T20">Ao ativar o botão da pesquisa é criada uma playlist </text:span><text:span text:style-name="T23">temporária</text:span><text:span text:style-name="T20"> </text:span><text:span text:style-name="T22">para mostrar as </text:span><text:span text:style-name="T23">músicas</text:span><text:span text:style-name="T22"> que condizem com a pesquisa. Sendo essas </text:span><text:span text:style-name="T23">músicas</text:span><text:span text:style-name="T22"> mostradas no campo de playlists.</text:span></text:p>
      <text:p text:style-name="P17"/>
      <text:p text:style-name="P47"><text:span text:style-name="T8">R</text:span><text:span text:style-name="T2">efer</text:span><text:span text:style-name="T10">ê</text:span><text:span text:style-name="T2">ncias</text:span></text:p>
      <text:p text:style-name="P1"><text:a xlink:type="simple" xlink:href="http://code.makery.ch/library/javafx-8-tutorial/" text:style-name="Internet_20_link" text:visited-style-name="Visited_20_Internet_20_Link"><text:span text:style-name="T24">http://code.makery.ch/library/javafx-8-tutorial/</text:span></text:a></text:p>
      <text:p text:style-name="P1"><text:a xlink:type="simple" xlink:href="https://docs.oracle.com/javase/10/docs/api/overview-summary.html#JavaFX" text:style-name="Internet_20_link" text:visited-style-name="Visited_20_Internet_20_Link"><text:span text:style-name="T24">https://docs.oracle.com/javase/10/docs/api/overview-summary.html#JavaFX</text:span></text:a></text:p>
      <text:p text:style-name="P1"><text:a xlink:type="simple" xlink:href="https://medium.com/basecs/trying-to-understand-tries-3ec6bede0014" text:style-name="Internet_20_link" text:visited-style-name="Visited_20_Internet_20_Link"><text:span text:style-name="T24">https://medium.com/basecs/trying-to-understand-tries-3ec6bede0014</text:span></text:a></text:p>
      <text:p text:style-name="P2"><text:a xlink:type="simple" xlink:href="https://www.jetbrains.com/help/idea/developing-a-javafx-application-examples.html" text:style-name="Internet_20_link" text:visited-style-name="Visited_20_Internet_20_Link"><text:span text:style-name="T24">https://www.jetbrains.com/help/idea/developing-a-javafx-application-examples.html</text:span></text:a></text:p>
      <text:p text:style-name="P2"><text:a xlink:type="simple" xlink:href="http://www.java2s.com/Code/Java/JavaFX/Slidervaluepropertychangelistener.htm" text:style-name="Internet_20_link" text:visited-style-name="Visited_20_Internet_20_Link"><text:span text:style-name="T24">http://www.java2s.com/Code/Java/JavaFX/Slidervaluepropertychangelistener.htm</text:span></text:a></text:p>
      <text:p text:style-name="P2"><text:a xlink:type="simple" xlink:href="https://docs.oracle.com/javase/8/javafx/api/javafx/stage/DirectoryChooser.html" text:style-name="Internet_20_link" text:visited-style-name="Visited_20_Internet_20_Link"><text:span text:style-name="T37">https://docs.oracle.com/javase/8/javafx/api/javafx/stage/DirectoryChooser.html</text:span></text:a></text:p>
      <text:p text:style-name="P2"><text:a xlink:type="simple" xlink:href="http://www.java2s.com/Tutorial/Java/0460__Design-Pattern/Catalog0460__Design-Pattern.htm" text:style-name="Internet_20_link" text:visited-style-name="Visited_20_Internet_20_Link"><text:span text:style-name="T37">http://www.java2s.com/Tutorial/Java/0460__Design-Pattern/Catalog0460__Design-Pattern.htm</text:span></text:a></text:p>
      <text:p text:style-name="P2"><text:a xlink:type="simple" xlink:href="https://github.com/kamranahmedse/design-patterns-for-humans" text:style-name="Internet_20_link" text:visited-style-name="Visited_20_Internet_20_Link"><text:span text:style-name="T37">https://github.com/kamranahmedse/design-patterns-for-huma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7S</meta:editing-duration>
    <meta:editing-cycles>12</meta:editing-cycles>
    <meta:generator>LibreOffice/6.0.5.2$Linux_X86_64 LibreOffice_project/54c8cbb85f300ac59db32fe8a675ff7683cd5a16</meta:generator>
    <dc:date>2018-06-25T16:15:21.229644137</dc:date>
    <meta:document-statistic meta:table-count="0" meta:image-count="0" meta:object-count="0" meta:page-count="5" meta:paragraph-count="90" meta:word-count="1159" meta:character-count="8234" meta:non-whitespace-character-count="7112"/>
    <meta:user-defined meta:name="Info 1"/>
    <meta:user-defined meta:name="Info 2"/>
    <meta:user-defined meta:name="Info 3"/>
    <meta:user-defined meta:name="Info 4"/>
  </office:meta>
</office:document-meta>
</file>